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fe793" officeooo:paragraph-rsid="001fe793"/>
    </style:style>
    <style:style style:name="P2" style:family="paragraph" style:parent-style-name="Heading_20_2">
      <style:paragraph-properties fo:break-before="page"/>
      <style:text-properties officeooo:rsid="001fe793" officeooo:paragraph-rsid="001fe793"/>
    </style:style>
    <style:style style:name="P3" style:family="paragraph" style:parent-style-name="Standard">
      <style:text-properties officeooo:rsid="001e56dc" officeooo:paragraph-rsid="001e56dc"/>
    </style:style>
    <style:style style:name="P4" style:family="paragraph" style:parent-style-name="Standard">
      <style:text-properties fo:language="es" fo:country="ES" officeooo:rsid="001e56dc" officeooo:paragraph-rsid="001e56dc"/>
    </style:style>
    <style:style style:name="P5" style:family="paragraph" style:parent-style-name="Standard">
      <style:text-properties officeooo:paragraph-rsid="001e8c7b"/>
    </style:style>
    <style:style style:name="P6" style:family="paragraph" style:parent-style-name="Text_20_body" style:list-style-name="L1">
      <style:text-properties officeooo:rsid="001fe793" officeooo:paragraph-rsid="001fe793"/>
    </style:style>
    <style:style style:name="P7" style:family="paragraph" style:parent-style-name="Text_20_body">
      <style:text-properties officeooo:paragraph-rsid="001fe793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211176"/>
    </style:style>
    <style:style style:name="P10" style:family="paragraph" style:parent-style-name="Text_20_body" style:list-style-name="L1">
      <style:text-properties officeooo:rsid="00211176" officeooo:paragraph-rsid="00211176"/>
    </style:style>
    <style:style style:name="P11" style:family="paragraph" style:parent-style-name="Text_20_body">
      <style:text-properties officeooo:rsid="00211176" officeooo:paragraph-rsid="00211176"/>
    </style:style>
    <style:style style:name="P12" style:family="paragraph" style:parent-style-name="Text_20_body" style:list-style-name="L1">
      <style:text-properties fo:language="es" fo:country="ES" officeooo:rsid="00211176" officeooo:paragraph-rsid="00211176"/>
    </style:style>
    <style:style style:name="P13" style:family="paragraph" style:parent-style-name="Text_20_body" style:list-style-name="L1">
      <style:text-properties officeooo:rsid="0022ea16" officeooo:paragraph-rsid="0022ea16"/>
    </style:style>
    <style:style style:name="P14" style:family="paragraph" style:parent-style-name="Text_20_body" style:list-style-name="L1">
      <style:text-properties style:font-name="Segoe UI" fo:font-size="12pt" officeooo:paragraph-rsid="0022ea16" style:font-size-asian="12pt" style:font-size-complex="12pt"/>
    </style:style>
    <style:style style:name="P15" style:family="paragraph" style:parent-style-name="Text_20_body" style:list-style-name="L1">
      <style:text-properties style:font-name="Segoe UI" fo:font-size="12pt" officeooo:rsid="0024092c" officeooo:paragraph-rsid="0024092c" style:font-size-asian="12pt" style:font-size-complex="12pt"/>
    </style:style>
    <style:style style:name="P16" style:family="paragraph" style:parent-style-name="Text_20_body" style:list-style-name="L1">
      <style:text-properties style:font-name="Segoe UI" fo:font-size="12pt" officeooo:rsid="00244729" officeooo:paragraph-rsid="00244729" style:font-size-asian="12pt" style:font-size-complex="12pt"/>
    </style:style>
    <style:style style:name="P17" style:family="paragraph" style:parent-style-name="Text_20_body" style:list-style-name="L1">
      <style:text-properties style:font-name="Segoe UI" fo:font-size="12pt" officeooo:rsid="0025d93d" officeooo:paragraph-rsid="0025d93d" style:font-size-asian="12pt" style:font-size-complex="12pt"/>
    </style:style>
    <style:style style:name="P18" style:family="paragraph" style:parent-style-name="Text_20_body">
      <style:text-properties style:font-name="Segoe UI" fo:font-size="12pt" officeooo:rsid="0025d93d" officeooo:paragraph-rsid="0025d93d" style:font-size-asian="12pt" style:font-size-complex="12pt"/>
    </style:style>
    <style:style style:name="T1" style:family="text">
      <style:text-properties officeooo:rsid="001e56dc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1e8c7b"/>
    </style:style>
    <style:style style:name="T4" style:family="text">
      <style:text-properties fo:language="en" fo:country="GB" fo:font-style="italic" officeooo:rsid="0022ea16" style:font-style-asian="italic" style:font-style-complex="italic"/>
    </style:style>
    <style:style style:name="T5" style:family="text">
      <style:text-properties fo:language="en" fo:country="GB" fo:font-style="italic" officeooo:rsid="00211176" style:font-style-asian="italic" style:font-style-complex="italic"/>
    </style:style>
    <style:style style:name="T6" style:family="text">
      <style:text-properties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language="es" fo:country="ES" officeooo:rsid="001e8c7b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officeooo:rsid="0022ea1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11176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officeooo:rsid="001e8c7b"/>
    </style:style>
    <style:style style:name="T14" style:family="text">
      <style:text-properties officeooo:rsid="00211176"/>
    </style:style>
    <style:style style:name="T15" style:family="text">
      <style:text-properties fo:color="#2a6099" loext:opacity="100%" fo:font-weight="bold" style:font-weight-asian="bold" style:font-weight-complex="bold"/>
    </style:style>
    <style:style style:name="T16" style:family="text">
      <style:text-properties fo:color="#2a6099" loext:opacity="100%" fo:font-weight="bold" officeooo:rsid="00211176" style:font-weight-asian="bold" style:font-weight-complex="bold"/>
    </style:style>
    <style:style style:name="T17" style:family="text">
      <style:text-properties fo:color="#2a6099" loext:opacity="100%" fo:font-weight="bold" fo:background-color="transparent" loext:char-shading-value="0" style:font-weight-asian="bold" style:font-weight-complex="bold"/>
    </style:style>
    <style:style style:name="T1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use-window-font-color="true" loext:opacity="0%" fo:font-style="italic" fo:font-weight="normal" officeooo:rsid="0024092c" style:font-style-asian="italic" style:font-weight-asian="normal" style:font-style-complex="italic" style:font-weight-complex="normal"/>
    </style:style>
    <style:style style:name="T20" style:family="text">
      <style:text-properties style:use-window-font-color="true" loext:opacity="0%" fo:font-style="italic" fo:font-weight="normal" officeooo:rsid="0022ea16" style:font-style-asian="italic" style:font-weight-asian="normal" style:font-style-complex="italic" style:font-weight-complex="normal"/>
    </style:style>
    <style:style style:name="T21" style:family="text">
      <style:text-properties style:use-window-font-color="true" loext:opacity="0%" fo:font-style="italic" fo:font-weight="normal" officeooo:rsid="0025d93d" style:font-style-asian="italic" style:font-weight-asian="normal" style:font-style-complex="italic" style:font-weight-complex="normal"/>
    </style:style>
    <style:style style:name="T22" style:family="text">
      <style:text-properties style:use-window-font-color="true" loext:opacity="0%" fo:font-style="italic" fo:font-weight="normal" officeooo:rsid="002620bf" style:font-style-asian="italic" style:font-weight-asian="normal" style:font-style-complex="italic" style:font-weight-complex="normal"/>
    </style:style>
    <style:style style:name="T23" style:family="text">
      <style:text-properties style:use-window-font-color="true" loext:opacity="0%" officeooo:rsid="0022ea16"/>
    </style:style>
    <style:style style:name="T24" style:family="text">
      <style:text-properties style:use-window-font-color="true" loext:opacity="0%" fo:language="en" fo:country="GB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use-window-font-color="true" loext:opacity="0%" fo:language="en" fo:country="GB" fo:font-style="italic" fo:font-weight="normal" officeooo:rsid="0026cbdc" style:font-style-asian="italic" style:font-weight-asian="normal" style:font-style-complex="italic" style:font-weight-complex="normal"/>
    </style:style>
    <style:style style:name="T26" style:family="text">
      <style:text-properties fo:text-transform="capitalize" style:use-window-font-color="true" loext:opacity="0%" fo:font-style="normal" fo:font-weight="normal" officeooo:rsid="0024092c" style:font-style-asian="normal" style:font-weight-asian="normal" style:font-style-complex="normal" style:font-weight-complex="normal"/>
    </style:style>
    <style:style style:name="T27" style:family="text">
      <style:text-properties fo:text-transform="lowerca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a placa base:</text:h>
      <text:p text:style-name="P4"/>
      <text:p text:style-name="P4">La placa base es la pieza imprescindible construida para conectar todos los elementos de un <text:span text:style-name="T2">PC</text:span> . Es de gran importancia las especificaciones a la hora de conectar los componentes de una PC <text:s/>a una placa base (el tipo de memoria RAM, el microprocesador, la tarjeta de vídeo...etc)</text:p>
      <text:p text:style-name="P4"><text:span text:style-name="T8">*</text:span>Recordar latencia: <text:span text:style-name="T10">cuanta menor es la latencia, mayor rapidez.</text:span></text:p>
      <text:p text:style-name="Standard"><text:span text:style-name="T8">*</text:span><text:span text:style-name="T1">Ranuras de expansión: son como puertos encargados de poder conectar adicionalmente otros componentes adicionales, como puede ser una tarjeta de video adicional, tarjeta de red u otros...etc.</text:span></text:p>
      <text:p text:style-name="Standard"/>
      <text:p text:style-name="P3">Formatos de placa base: AT (en desuso) y ATX</text:p>
      <text:p text:style-name="P3"/>
      <text:h text:style-name="P1" text:outline-level="2">Bancos de memoria</text:h>
      <text:p text:style-name="P5"><text:span text:style-name="T13">Importante saber esto: es posible que se reduzca la velocidad y el rendimiento del equipo si las memorias </text:span><text:span text:style-name="T7">de</text:span><text:span text:style-name="T13"> la placa base no coinciden con los requisitos de la misma (en dual, triple y </text:span><text:span text:style-name="T3">quad channel</text:span><text:span text:style-name="T13">) </text:span></text:p>
      <text:h text:style-name="P2" text:outline-level="2">Ejercicios:</text:h>
      <text:p text:style-name="P7"/>
      <text:list xml:id="list3165542371" text:style-name="L1">
        <text:list-item>
          <text:p text:style-name="P6">Ir a la web de <text:span text:style-name="T17">ASUS</text:span> y localizar una placa base para Intel y otra para <text:span text:style-name="T15">AMD</text:span>.</text:p>
          <text:list>
            <text:list-item>
              <text:p text:style-name="P6">Señala los objetos que utilizan, así como sus características.</text:p>
              <text:p text:style-name="P14"><text:span text:style-name="T9">S: </text:span><text:span text:style-name="T23">Placa base para Intel: </text:span><text:span text:style-name="T20">ASUS PRIME B560M-A. </text:span><text:span text:style-name="T26">C</text:span><text:span text:style-name="T27">ARACTERÍSTICAS Y ESPECIFICACIONES</text:span><text:span text:style-name="T19">:</text:span></text:p>
              <text:list>
                <text:list-item>
                  <text:p text:style-name="P8"><text:span text:style-name="T2">Socket</text:span> Intel LGA 1200 para procesadores Intel de 11ª Gen.</text:p>
                </text:list-item>
                <text:list-item>
                  <text:p text:style-name="P15"><text:span text:style-name="T18">Refrigeración: disipador VRM, disipador M.2 flexible y PCH, conectores de ventilación híbrida.</text:span></text:p>
                </text:list-item>
                <text:list-item>
                  <text:p text:style-name="P15"><text:span text:style-name="T24">Overclocking</text:span><text:span text:style-name="T18"> de memoria: soporta hasta 5000MH</text:span></text:p>
                </text:list-item>
                <text:list-item>
                  <text:p text:style-name="P15"><text:span text:style-name="T18">Conector alta velocidad: PCIe 4.0, Gb E</text:span><text:span text:style-name="T21">t</text:span><text:span text:style-name="T18">hernet, USB 3.2 Gen. (2 de tipo ! Y C trasero, ranura V-M.2 Key E slot para Wi-Fi).</text:span></text:p>
                  <text:p text:style-name="P16"><text:span text:style-name="T18">Otras característ</text:span><text:span text:style-name="T21">i</text:span><text:span text:style-name="T18">cas:</text:span></text:p>
                </text:list-item>
                <text:list-item>
                  <text:p text:style-name="P16"><text:span text:style-name="T18">Tipos de memoria compatibles: DDR4-SDRAM, </text:span><text:span text:style-name="T21">velocidades soportadas: entre 2133 </text:span><text:span text:style-name="T22">~5000 MHz, máxima memoria: 128GB</text:span></text:p>
                </text:list-item>
                <text:list-item>
                  <text:p text:style-name="P16"><text:span text:style-name="T18">N.º ranuras memoria: 4</text:span></text:p>
                </text:list-item>
                <text:list-item>
                  <text:p text:style-name="P16"><text:span text:style-name="T18">Tipo de ranuras de memoria: SO-DIMM</text:span></text:p>
                </text:list-item>
                <text:list-item>
                  <text:p text:style-name="P16"><text:span text:style-name="T18">Dual </text:span><text:span text:style-name="T24">Channel</text:span></text:p>
                </text:list-item>
                <text:list-item>
                  <text:p text:style-name="P17"><text:span text:style-name="T24">Unidades almacenamiento SSD y HDD</text:span></text:p>
                </text:list-item>
                <text:list-item>
                  <text:p text:style-name="P17"><text:span text:style-name="T24">Soporta 2 pantallas</text:span></text:p>
                </text:list-item>
                <text:list-item>
                  <text:p text:style-name="P17"><text:span text:style-name="T24">Factor microATX, alimentación ATX, orificios de montaje 6</text:span></text:p>
                </text:list-item>
              </text:list>
            </text:list-item>
          </text:list>
        </text:list-item>
      </text:list>
      <text:p text:style-name="P18"><text:span text:style-name="T24"><text:s text:c="16"/></text:span><text:span text:style-name="T25">Placa base para AMD: </text:span></text:p>
      <text:list xml:id="list172240039484551" text:continue-numbering="true" text:style-name="L1">
        <text:list-item>
          <text:list>
            <text:list-item>
              <text:p text:style-name="P12">¿Qué familias/ gamas de procesadores podemos conectar con ellas y qué número de contactos tienen?</text:p>
            </text:list-item>
          </text:list>
        </text:list-item>
        <text:list-item>
          <text:p text:style-name="P6">He comprado la siguiente placa: <text:span text:style-name="T15">Z590 Gaming </text:span><text:span text:style-name="T16">X</text:span><text:span text:style-name="T14">. Averiguar:</text:span></text:p>
          <text:list>
            <text:list-item>
              <text:p text:style-name="P10">Fabricante.</text:p>
            </text:list-item>
            <text:list-item>
              <text:p text:style-name="P10">¿Qué tipo de procesador debo comprar para la misma?</text:p>
            </text:list-item>
            <text:list-item>
              <text:p text:style-name="P10">¿Qué características tiene?</text:p>
            </text:list-item>
          </text:list>
        </text:list-item>
      </text:list>
      <text:p text:style-name="P11"/>
      <text:list xml:id="list172239610631473" text:continue-numbering="true" text:style-name="L1">
        <text:list-item>
          <text:p text:style-name="P9"><text:span text:style-name="T14">Busca para el siguiente modelo de placa base, </text:span><text:span text:style-name="T16">TRX40 DESIGNARE</text:span><text:span text:style-name="T14"> (rev.1.1), los módulos de memoria que consideres mejor para configurar un equipo potente y </text:span><text:soft-page-break/><text:span text:style-name="T14">que sea compatible. Descarga el manual del fabricante de la placa, encuentra el tipo de memoria que soporta y busca modelos compatibles de dos fabricantes (</text:span><text:span text:style-name="T11">K</text:span><text:span text:style-name="T5">in</text:span><text:span text:style-name="T4">g</text:span><text:span text:style-name="T5">ston, </text:span><text:span text:style-name="T4">C</text:span><text:span text:style-name="T5">orsair, Samsung</text:span><text:span text:style-name="T14">...etc.).</text:span></text:p>
        </text:list-item>
        <text:list-item>
          <text:p text:style-name="P13">Con la placa anterior, averigua si soporta <text:span text:style-name="T12">dual, triple o quad </text:span><text:span text:style-name="T6">channel</text:span>. En caso afirmativo localiza un pack de memoria compatible.</text:p>
          <text:p text:style-name="P13">Averigua también qué familia de procesador podemos instalar, y elige uno que se corresponda con la filosofía de crear un equipo potent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Segoe UI" fo:font-family="'Segoe UI'" style:font-family-generic="swiss" style:font-pitch="variable" fo:font-size="12pt" officeooo:rsid="0024092c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style:use-window-font-color="true" loext:opacity="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5:13:00.181000000</meta:creation-date>
    <dc:date>2021-10-27T17:22:38.288000000</dc:date>
    <meta:editing-duration>PT23M31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32" meta:word-count="426" meta:character-count="2583" meta:non-whitespace-character-count="2191"/>
  </office:meta>
</office:document-meta>
</file>